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75e" officeooo:paragraph-rsid="0002675e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2675e" officeooo:paragraph-rsid="0002675e" style:font-weight-asian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weight="normal" officeooo:rsid="0002675e" officeooo:paragraph-rsid="0002675e" style:font-weight-asian="normal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rsid="0002675e" officeooo:paragraph-rsid="0002675e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normal" officeooo:rsid="0002675e" officeooo:paragraph-rsid="0002675e" style:font-weight-asian="normal" style:font-weight-complex="normal"/>
    </style:style>
    <style:style style:name="P6" style:family="paragraph" style:parent-style-name="Standard">
      <style:paragraph-properties fo:margin-top="0.0791in" fo:margin-bottom="0.0791in" loext:contextual-spacing="false" fo:line-height="100%" fo:text-align="center" style:justify-single-word="false"/>
      <style:text-properties fo:font-size="20pt" fo:font-weight="bold" officeooo:rsid="0002675e" officeooo:paragraph-rsid="0002675e" style:font-size-asian="20pt" style:font-weight-asian="bold" style:font-size-complex="20pt" style:font-weight-complex="bold"/>
    </style:style>
    <style:style style:name="P7" style:family="paragraph" style:parent-style-name="Horizontal_20_Line">
      <style:paragraph-properties fo:line-height="10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32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O FAROOQ AHMED</text:p>
      <text:p text:style-name="P5">0333-5896<text:span text:style-name="T2">3</text:span>93</text:p>
      <text:p text:style-name="P4"><text:a xlink:type="simple" xlink:href="mailto:rao.farooq@hotmail.com" text:style-name="Internet_20_link" text:visited-style-name="Visited_20_Internet_20_Link"><text:span text:style-name="T1">rao.farooq@hotmail.com</text:span></text:a></text:p>
      <text:p text:style-name="P3">Karachi,Pakistan</text:p>
      <text:p text:style-name="P7"/>
      <text:p text:style-name="P2">Dear Hiring Manager,</text:p>
      <text:p text:style-name="P1"/>
      <text:p text:style-name="P1">Thank you for the opportunity to apply at your company. I am diligent recent University Graduate (BS in Computer Science) from University of Karachi and in first year of experience working as Software developer. During my time in this role, I have added many features and done hot fixes and tasks for the company.</text:p>
      <text:p text:style-name="P1"/>
      <text:p text:style-name="P1">My Resume is enclosed with this letter so you can review my education, work experience and achievements. I would appreciate an opportunity to talk with you so you can see how my experience and skills could benefit your company.</text:p>
      <text:p text:style-name="P1"><text:span text:style-name="T2">Thank you</text:span> for your time and consideration, Looking forward to speak with you in near future.</text:p>
      <text:p text:style-name="P1"/>
      <text:p text:style-name="Horizontal_20_Line"/>
      <text:p text:style-name="P1">Sincerely,</text:p>
      <text:p text:style-name="P1">Rao Farooq Ahm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7:55:54.724583644</meta:creation-date>
    <dc:date>2018-11-04T18:12:01.885186969</dc:date>
    <meta:editing-duration>PT3M46S</meta:editing-duration>
    <meta:editing-cycles>1</meta:editing-cycles>
    <meta:document-statistic meta:table-count="0" meta:image-count="0" meta:object-count="0" meta:page-count="1" meta:paragraph-count="10" meta:word-count="122" meta:character-count="745" meta:non-whitespace-character-count="633"/>
    <meta:generator>LibreOffice/6.0.3.2$Linux_X86_64 LibreOffice_project/00m0$Build-2</meta:generator>
  </office:meta>
</office:document-meta>
</file>